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background-color="#33ff99"/>
    </style:style>
    <style:style style:name="P2" style:family="paragraph" style:parent-style-name="Text_20_body">
      <style:text-properties fo:background-color="#33ff99"/>
    </style:style>
    <style:style style:name="P3" style:family="paragraph" style:parent-style-name="Text_20_body" style:list-style-name="L1">
      <style:text-properties fo:background-color="#33ff99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fo:background-color="#33ff99"/>
    </style:style>
    <style:style style:name="P5" style:family="paragraph" style:parent-style-name="Preformatted_20_Text">
      <style:text-properties fo:background-color="#33ff99"/>
    </style:style>
    <style:style style:name="P6" style:family="paragraph" style:parent-style-name="Preformatted_20_Text">
      <style:paragraph-properties fo:margin-top="0in" fo:margin-bottom="0.1965in" loext:contextual-spacing="false"/>
      <style:text-properties fo:background-color="#33ff99"/>
    </style:style>
    <style:style style:name="T1" style:family="text">
      <style:text-properties fo:background-color="#33ff99" loext:char-shading-value="0"/>
    </style:style>
    <style:style style:name="T2" style:family="text">
      <style:text-properties fo:background-color="#33ff99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W05 (13.03) - Q-Q-plots and frequent itemsets</text:h>
      <text:section text:style-name="Sect1" text:name="wikitext">
        <text:p text:style-name="Text_20_body">When plotting some plot, please provide your interpretation – what is your conclusion based on that plot. </text:p>
        <text:p text:style-name="Text_20_body">1. <text:span text:style-name="T2">Use the data of child height/weight and study them using qq-plots in a specific age and gender at a time. </text:span></text:p>
        <text:list xml:id="list4750891375902261568" text:style-name="L1">
          <text:list-item>
            <text:p text:style-name="P4">Compare heights of underweight and very overweight children </text:p>
          </text:list-item>
          <text:list-item>
            <text:p text:style-name="P3">Compare one of the attributes (height, weight, BMI) between boys and girls (select either younger or older age group) to each other. </text:p>
          </text:list-item>
        </text:list>
        <text:p text:style-name="P2">2. Fix the age (look only at one specific age – of exactly the same nr of months). Compare the distribution of height vs BMI using two qq-plots – one for boys, one for girls. (Hopefully different students will pick different age for this) </text:p>
        <text:p text:style-name="P2">3. Compare the height of overweight children against theoretical normal distribution. You can limit to certain age group and gender. </text:p>
        <text:p text:style-name="Text_20_body">4<text:span text:style-name="T2">. Use the example from lecture slides: </text:span></text:p>
        <text:p text:style-name="P5">B C A F H</text:p>
        <text:p text:style-name="P5">F E C H</text:p>
        <text:p text:style-name="P5">E D B</text:p>
        <text:p text:style-name="P5">A C H F </text:p>
        <text:p text:style-name="P5">E F A</text:p>
        <text:p text:style-name="P5">D H B</text:p>
        <text:p text:style-name="P5">E C F B D </text:p>
        <text:p text:style-name="P5">A H C E </text:p>
        <text:p text:style-name="P5">G A E</text:p>
        <text:p text:style-name="P6">B H E</text:p>
        <text:p text:style-name="P2">Follow the apriori algorithm principle and enumerate all itemsets that have support of 3 or more, provide support. (probably best to solve using pen and paper or simple text editor and Unix command line tools) </text:p>
        <text:p text:style-name="Text_20_body"><text:span text:style-name="T1">5. Calculate the support and confidence for every possible association rule from the above example where there is exactly one item on the left and one item on the right (e.g. A-&gt;E). Make two 8x8 tables (A..H) x (A..H), one for support and the other for confidence. Be clever, create some simple script for calculating this. Color these as heatmap (e.g. in Excel) </text:span></text:p>
        <text:p text:style-name="P1">Which rules are “most interesting” from 5 based on those data?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45:28.222282296</meta:creation-date>
    <dc:date>2016-03-14T02:07:40.144360074</dc:date>
    <meta:editing-duration>PT34M27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21" meta:word-count="291" meta:character-count="1571" meta:non-whitespace-character-count="1287"/>
  </office:meta>
</office:document-meta>
</file>